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l. no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. no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njeev</text:p>
          </table:table-cell>
          <table:table-cell office:value-type="float" office:value="8956231478" calcext:value-type="float">
            <text:p>89562314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jeev</text:p>
          </table:table-cell>
          <table:table-cell office:value-type="float" office:value="1234569871" calcext:value-type="float">
            <text:p>12345698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yam</text:p>
          </table:table-cell>
          <table:table-cell office:value-type="float" office:value="1598753215" calcext:value-type="float">
            <text:p>15987532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jesh</text:p>
          </table:table-cell>
          <table:table-cell office:value-type="float" office:value="8665478956" calcext:value-type="float">
            <text:p>86654789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nish</text:p>
          </table:table-cell>
          <table:table-cell office:value-type="float" office:value="1258963247" calcext:value-type="float">
            <text:p>12589632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kush</text:p>
          </table:table-cell>
          <table:table-cell office:value-type="float" office:value="7412589632" calcext:value-type="float">
            <text:p>74125896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urav</text:p>
          </table:table-cell>
          <table:table-cell office:value-type="float" office:value="8457961235" calcext:value-type="float">
            <text:p>84579612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office:value-type="float" office:value="9568423158" calcext:value-type="float">
            <text:p>95684231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mit</text:p>
          </table:table-cell>
          <table:table-cell office:value-type="float" office:value="4875962135" calcext:value-type="float">
            <text:p>48759621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hul</text:p>
          </table:table-cell>
          <table:table-cell office:value-type="float" office:value="9632587410" calcext:value-type="float">
            <text:p>96325874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4:27:50.798070238</meta:creation-date>
    <dc:date>2018-11-26T14:31:09.471463435</dc:date>
    <meta:editing-duration>PT3M19S</meta:editing-duration>
    <meta:editing-cycles>1</meta:editing-cycles>
    <meta:generator>LibreOffice/5.1.6.2$Linux_X86_64 LibreOffice_project/10m0$Build-2</meta:generator>
    <meta:document-statistic meta:table-count="1" meta:cell-count="33" meta:object-count="0"/>
  </office:meta>
</office:document-meta>
</file>